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182cm"/>
    </style:style>
    <style:style style:name="co10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9.878cm"/>
    </style:style>
    <style:style style:name="ro1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2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BuyGiftCardTes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17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0" office:value-type="string">
            <text:p>Cardnumber</text:p>
          </table:table-cell>
          <table:table-cell table:style-name="ce13" office:value-type="string">
            <text:p>Cvvnumber</text:p>
          </table:table-cell>
          <table:table-cell table:style-name="ce13"/>
          <table:table-cell table:style-name="ce14" table:number-columns-repeated="2"/>
          <table:table-cell table:style-name="ce9" table:number-columns-repeated="118"/>
        </table:table-row>
        <table:table-row table:style-name="ro3">
          <table:table-cell table:style-name="ce6" office:value-type="string">
            <text:p><text:span text:style-name="T1"><text:a xlink:href="http://staging.1stroundonme.com/">http://staging.1stroundonme.com</text:a></text:span></text:p>
          </table:table-cell>
          <table:table-cell table:style-name="ce7" office:value-type="string">
            <text:p><text:a xlink:href="mailto:rohit.sharma6790@yopmail.com">rohit.sharma6790@yopmail.com</text:a></text:p>
          </table:table-cell>
          <table:table-cell table:style-name="ce8" office:value-type="string">
            <text:p><text:a xlink:href="mailto:Test@1234">Test@1234</text:a></text:p>
          </table:table-cell>
          <table:table-cell office:value-type="string">
            <text:p>4564024602807133</text:p>
          </table:table-cell>
          <table:table-cell table:style-name="ce8" office:value-type="string">
            <text:p>123</text:p>
          </table:table-cell>
          <table:table-cell table:style-name="ce8"/>
          <table:table-cell table:style-name="ce15" table:number-columns-repeated="2"/>
          <table:table-cell table:style-name="ce9" table:number-columns-repeated="118"/>
        </table:table-row>
        <table:table-row table:style-name="ro3" table:number-rows-repeated="126">
          <table:table-cell table:number-columns-repeated="2"/>
          <table:table-cell table:style-name="ce9"/>
          <table:table-cell table:style-name="ce12"/>
          <table:table-cell table:style-name="ce9" table:number-columns-repeated="122"/>
        </table:table-row>
        <table:table-row table:style-name="ro3" table:number-rows-repeated="1048447">
          <table:table-cell table:number-columns-repeated="126"/>
        </table:table-row>
        <table:table-row table:style-name="ro3">
          <table:table-cell table:number-columns-repeated="1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28/07/2017</text:date>, <text:time>15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7-28T15:24:55</dc:date>
    <meta:creation-date>2014-12-16T16:26:20Z</meta:creation-date>
    <meta:editing-cycles>113</meta:editing-cycles>
    <meta:editing-duration>P1DT12H1M33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14" meta:object-count="0"/>
  </office:meta>
</office:document-meta>
</file>